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4.226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3.771cm"/>
    </style:style>
    <style:style style:name="co7" style:family="table-column">
      <style:table-column-properties fo:break-before="auto" style:column-width="3.62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!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7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number of CEM files</text:p>
          </table:table-cell>
          <table:table-cell table:style-name="ce1" office:value-type="string" calcext:value-type="string">
            <text:p>number child models</text:p>
          </table:table-cell>
          <table:table-cell table:style-name="ce1" office:value-type="string" calcext:value-type="string">
            <text:p>CEM version major</text:p>
          </table:table-cell>
          <table:table-cell table:style-name="ce1" office:value-type="string" calcext:value-type="string">
            <text:p>CEM version minor</text:p>
          </table:table-cell>
          <table:table-cell table:style-name="ce1" office:value-type="string" calcext:value-type="string">
            <text:p>number tag points</text:p>
          </table:table-cell>
          <table:table-cell table:style-name="ce1" office:value-type="string" calcext:value-type="string">
            <text:p>number materials</text:p>
          </table:table-cell>
          <table:table-cell table:style-name="ce1" office:value-type="string" calcext:value-type="string">
            <text:p>number frames</text:p>
          </table:table-cell>
          <table:table-cell table:style-name="ce1" office:value-type="string" calcext:value-type="string">
            <text:p>number LOD levels</text:p>
          </table:table-cell>
          <table:table-cell table:style-name="ce1"/>
          <table:table-cell table:style-name="ce1" office:value-type="string" calcext:value-type="string">
            <text:p>B == C+1</text:p>
          </table:table-cell>
          <table:table-cell table:style-name="ce6" table:number-columns-repeated="1013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]=[.C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]=[.C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]=[.C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]=[.C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]=[.C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]=[.C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]=[.C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]=[.C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]=[.C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alloon_09.cem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B11]=[.C11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]=[.C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]=[.C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]=[.C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]=[.C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]=[.C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]=[.C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]=[.C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]=[.C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]=[.C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]=[.C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]=[.C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]=[.C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]=[.C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]=[.C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]=[.C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]=[.C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]=[.C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]=[.C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]=[.C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]=[.C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]=[.C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]=[.C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]=[.C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]=[.C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]=[.C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]=[.C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]=[.C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]=[.C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]=[.C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]=[.C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]=[.C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]=[.C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]=[.C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]=[.C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]=[.C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cacia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]=[.C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cacia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]=[.C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lge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]=[.C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lgea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]=[.C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lo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]=[.C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pp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]=[.C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]=[.C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bamboo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]=[.C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bu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]=[.C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i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]=[.C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i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]=[.C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]=[.C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prickl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]=[.C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round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]=[.C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ctusta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]=[.C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ttail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]=[.C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attail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]=[.C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]=[.C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am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]=[.C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am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]=[.C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iff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]=[.C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ump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]=[.C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lump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]=[.C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mputers_0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]=[.C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ral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]=[.C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ra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]=[.C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ralfan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3]=[.C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ttonwood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4]=[.C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ttonwood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5]=[.C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owsku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6]=[.C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crabgras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7]=[.C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affodil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8]=[.C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aisie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9]=[.C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adtre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0]=[.C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adtre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1]=[.C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adtre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2]=[.C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3]=[.C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inobones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4]=[.C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dolphi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85]=[.C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6]=[.C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7]=[.C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er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8]=[.C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ernpatch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89]=[.C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ernpatc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0]=[.C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ir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1]=[.C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ishies.ce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2]=[.C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ag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3]=[.C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ag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4]=[.C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ies1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5]=[.C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ies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6]=[.C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ies3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7]=[.C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8]=[.C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99]=[.C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0]=[.C1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1]=[.C1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s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2]=[.C1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lower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3]=[.C1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oundation_airpor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4]=[.C1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oundation1.ce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05]=[.C105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oundation2.cem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06]=[.C106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foundation3.cem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07]=[.C107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iantclam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8]=[.C1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09]=[.C1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0]=[.C1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1]=[.C1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2]=[.C1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3]=[.C1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4]=[.C1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oldre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5]=[.C1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niteoutcrop01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6]=[.C1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niteoutcrop02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7]=[.C1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niterock01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8]=[.C1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ssclump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19]=[.C1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rassclump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0]=[.C1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uyot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1]=[.C1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uyot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2]=[.C1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guyot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3]=[.C1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4]=[.C1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5]=[.C1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6]=[.C1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7]=[.C1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berg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8]=[.C1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berg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29]=[.C1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berg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0]=[.C1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1]=[.C1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2]=[.C1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3]=[.C1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loat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4]=[.C1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iceformationon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5]=[.C1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6]=[.C1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7]=[.C1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8]=[.C1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9]=[.C1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illypad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0]=[.C1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log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1]=[.C1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jorgrasstuft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2]=[.C1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jorgrasstuft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3]=[.C1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jorgrasstufts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4]=[.C1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5]=[.C1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6]=[.C1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7]=[.C1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8]=[.C1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49]=[.C1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aple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0]=[.C1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inorgrasstuft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1]=[.C1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inorgrasstuft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2]=[.C1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minorgrasstufts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3]=[.C1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4]=[.C1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5]=[.C1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6]=[.C1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7]=[.C1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8]=[.C1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59]=[.C1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alm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0]=[.C1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1]=[.C1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2]=[.C1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ts1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3]=[.C1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ts2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164]=[.C1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165]=[.C1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6]=[.C1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7]=[.C1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8]=[.C1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69]=[.C1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ads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0]=[.C1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larg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1]=[.C1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outcrop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2]=[.C1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3]=[.C1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4]=[.C1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5]=[.C1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6]=[.C1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7]=[.C1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8]=[.C1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79]=[.C1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cks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0]=[.C1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ose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1]=[.C1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2]=[.C1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3]=[.C1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4]=[.C1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bble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5]=[.C1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ruin1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6]=[.C1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gras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7]=[.C1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gras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8]=[.C1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gras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89]=[.C1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stalk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0]=[.C1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stalk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1]=[.C1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stalk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2]=[.C1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3]=[.C1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4]=[.C1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5]=[.C1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6]=[.C1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eaweed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7]=[.C1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ark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8]=[.C1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ipwreck1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99]=[.C1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ipwreck1b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0]=[.C2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hipwreck1c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1]=[.C2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keleton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2]=[.C2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3]=[.C2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4]=[.C2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5]=[.C2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6]=[.C2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7]=[.C2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pruce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8]=[.C2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09]=[.C2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rfish01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0]=[.C2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rfish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1]=[.C2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rfish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2]=[.C2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3]=[.C2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4]=[.C2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nik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5]=[.C2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6]=[.C2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ee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7]=[.C2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eel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8]=[.C2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eel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19]=[.C2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0]=[.C2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1]=[.C2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2]=[.C2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3]=[.C2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4]=[.C2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5]=[.C2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onere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6]=[.C2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reetlamp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7]=[.C2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reetlamp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28]=[.C2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streetlamp_12.cem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29]=[.C229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allgras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0]=[.C2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en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1]=[.C2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histle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2]=[.C2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ige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3]=[.C2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4]=[.C2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5]=[.C2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6]=[.C2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reestump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7]=[.C2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tumblewee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8]=[.C2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veggi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39]=[.C2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violets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0]=[.C2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violets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1]=[.C2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walrus_00.cem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42]=[.C242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3]=[.C2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4]=[.C2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5]=[.C2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6]=[.C2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7]=[.C2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8]=[.C2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49]=[.C2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0]=[.C2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1]=[.C2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2]=[.C2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3]=[.C2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4]=[.C2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5]=[.C2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6]=[.C2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7]=[.C2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8]=[.C2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59]=[.C2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0]=[.C2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1]=[.C2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2]=[.C2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3]=[.C2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4]=[.C2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5]=[.C2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6]=[.C2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7]=[.C2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8]=[.C2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69]=[.C2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mer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0]=[.C2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1]=[.C2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2]=[.C2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3]=[.C2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4]=[.C2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5]=[.C2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6]=[.C2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7]=[.C2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8]=[.C2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mputers_00.ce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79]=[.C2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0]=[.C2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1]=[.C2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2]=[.C2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3]=[.C2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4]=[.C2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5]=[.C2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6]=[.C2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7]=[.C2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8]=[.C2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89]=[.C2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0]=[.C2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1]=[.C2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2]=[.C2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3]=[.C2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4]=[.C2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5]=[.C2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6]=[.C2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7]=[.C2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8]=[.C2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299]=[.C2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0]=[.C3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1]=[.C3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2]=[.C3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3]=[.C3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4]=[.C3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5]=[.C3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6]=[.C3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7]=[.C3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oldenbuddah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8]=[.C3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09]=[.C3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0]=[.C3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1]=[.C3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2]=[.C3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3]=[.C3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4]=[.C3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5]=[.C3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6]=[.C3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7]=[.C3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8]=[.C3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19]=[.C3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0]=[.C3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1]=[.C3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2]=[.C3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3]=[.C3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4]=[.C3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5]=[.C3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6]=[.C3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7]=[.C3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8]=[.C3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29]=[.C3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0]=[.C3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1]=[.C3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2]=[.C3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3]=[.C3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4]=[.C3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5]=[.C3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6]=[.C3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i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7]=[.C3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8]=[.C3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39]=[.C3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0]=[.C3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1]=[.C3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2]=[.C3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3]=[.C3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4]=[.C3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3_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5]=[.C3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3_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6]=[.C3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3_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7]=[.C3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9_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8]=[.C3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9_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49]=[.C3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09_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0]=[.C3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11_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1]=[.C3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11_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2]=[.C3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caffolding11_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3]=[.C3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4]=[.C3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5]=[.C3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6]=[.C3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7]=[.C3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8]=[.C3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59]=[.C3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0]=[.C3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1]=[.C3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2]=[.C3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3]=[.C3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4]=[.C3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5]=[.C3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6]=[.C3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towe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7]=[.C3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wall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8]=[.C3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p_wall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69]=[.C3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0]=[.C3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1]=[.C3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2]=[.C3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3]=[.C3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4]=[.C3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5]=[.C3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6]=[.C3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7]=[.C3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8]=[.C3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79]=[.C3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0]=[.C3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1]=[.C3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2]=[.C3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3]=[.C3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4]=[.C3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5]=[.C3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6]=[.C3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7]=[.C3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8]=[.C3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89]=[.C3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0]=[.C3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1]=[.C3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2]=[.C3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3]=[.C3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4]=[.C3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5]=[.C3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10.cem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B396]=[.C396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7]=[.C3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8]=[.C3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399]=[.C3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0]=[.C4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1]=[.C4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2]=[.C4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3]=[.C4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4]=[.C4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5]=[.C4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6]=[.C4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7]=[.C4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8]=[.C4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09]=[.C4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0]=[.C4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1]=[.C4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2]=[.C4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3]=[.C4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4]=[.C4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5]=[.C4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6]=[.C4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7]=[.C4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8]=[.C4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19]=[.C4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0]=[.C4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1]=[.C4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2]=[.C4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3]=[.C4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4]=[.C4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izenspea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5]=[.C4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6]=[.C4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atomic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7]=[.C4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bomber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8]=[.C4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building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29]=[.C4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g_fighter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0]=[.C4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t model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1]=[.C4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on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2]=[.C4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3dexplosion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3]=[.C4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3dexplosion_rotated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4]=[.C4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ntimatterlightning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5]=[.C4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6]=[.C4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7]=[.C4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arrow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8]=[.C4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ackspla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39]=[.C4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allistabol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0]=[.C4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omb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1]=[.C4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bomb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2]=[.C4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cannonba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3]=[.C4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cannonball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4]=[.C4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5]=[.C4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6]=[.C4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7]=[.C4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ebrisflat.ce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8]=[.C448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umm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49]=[.C4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0]=[.C4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exhaust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1]=[.C4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flat_dumm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2]=[.C4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frontspla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3]=[.C4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infernotracer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4]=[.C4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light_glow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5]=[.C4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echpriesthealing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6]=[.C4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issil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7]=[.C4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issi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8]=[.C4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miss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59]=[.C4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anovirus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0]=[.C4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anovirustracer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1]=[.C4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ew laser_01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2]=[.C4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new laser_0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3]=[.C4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pulsecannon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4]=[.C4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pulseimpac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5]=[.C4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pulseuniteffec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6]=[.C4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runway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7]=[.C4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atchelcharg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8]=[.C4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hell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69]=[.C4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hieldbattery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0]=[.C4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hieldtracer_12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1]=[.C4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pea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2]=[.C4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plash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3]=[.C4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tone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4]=[.C4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sto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5]=[.C4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eleport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6]=[.C4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eleportsquareglow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7]=[.C4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imewarp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8]=[.C4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imewarppulse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79]=[.C4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tracer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0]=[.C4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x_vertical_pla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1]=[.C4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_shadowtriangl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2]=[.C4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3]=[.C4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4]=[.C4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80mmaa_10.cem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485]=[.C485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486]=[.C4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7]=[.C4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488]=[.C4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89]=[.C4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0]=[.C4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1]=[.C4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2]=[.C4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3]=[.C4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4]=[.C4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5]=[.C4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6]=[.C4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7]=[.C4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8]=[.C4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499]=[.C4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0]=[.C5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1]=[.C5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2]=[.C5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503]=[.C5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4]=[.C5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B505]=[.C5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6]=[.C5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7]=[.C5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8]=[.C5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09]=[.C5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0]=[.C5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1]=[.C5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2]=[.C5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3]=[.C5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4]=[.C5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5]=[.C5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6]=[.C5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7]=[.C5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8]=[.C5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19]=[.C5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0]=[.C5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1]=[.C5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2]=[.C5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3]=[.C5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4]=[.C5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5]=[.C5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6]=[.C5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7]=[.C5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8]=[.C5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29]=[.C5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0]=[.C5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1]=[.C5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2]=[.C5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chinglin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3]=[.C5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4]=[.C5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5]=[.C5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6]=[.C5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7]=[.C5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8]=[.C5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39]=[.C5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0]=[.C5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1]=[.C5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2]=[.C54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3]=[.C5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4]=[.C5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5]=[.C5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6]=[.C5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7]=[.C5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8]=[.C5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49]=[.C5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0]=[.C5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1]=[.C5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2]=[.C5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3]=[.C5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4]=[.C5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5]=[.C5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6]=[.C5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7]=[.C5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8]=[.C5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59]=[.C5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0]=[.C5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1]=[.C5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2]=[.C5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3]=[.C5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4]=[.C5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5]=[.C5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6]=[.C5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7]=[.C5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8]=[.C5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69]=[.C5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0]=[.C5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1]=[.C5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2]=[.C5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3]=[.C5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4]=[.C5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5]=[.C5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6]=[.C5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7]=[.C5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8]=[.C5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79]=[.C57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0]=[.C5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1]=[.C5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2]=[.C5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3]=[.C5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4]=[.C5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5]=[.C5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6]=[.C5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7]=[.C5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8]=[.C5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89]=[.C5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0]=[.C5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1]=[.C5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2]=[.C5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3]=[.C5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4]=[.C5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5]=[.C5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6]=[.C5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7]=[.C5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8]=[.C5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599]=[.C5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0]=[.C6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1]=[.C6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2]=[.C6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3]=[.C6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4]=[.C6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5]=[.C6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6]=[.C6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7]=[.C6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8]=[.C6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09]=[.C6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0]=[.C6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1]=[.C6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2]=[.C6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3]=[.C6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4]=[.C6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5]=[.C6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6]=[.C6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7]=[.C6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8]=[.C6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9]=[.C6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0]=[.C6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1]=[.C6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2]=[.C6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3]=[.C6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4]=[.C6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5]=[.C6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6]=[.C6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7]=[.C6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8]=[.C6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29]=[.C6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0]=[.C6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1]=[.C6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2]=[.C63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3]=[.C63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4]=[.C63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5]=[.C63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6]=[.C63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7]=[.C63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8]=[.C63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39]=[.C63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0]=[.C64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1]=[.C64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iest_11.cem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642]=[.C642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3]=[.C64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4]=[.C64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5]=[.C64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6]=[.C64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7]=[.C64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8]=[.C64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omanlegionnair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49]=[.C64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0]=[.C65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1]=[.C65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2]=[.C65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3]=[.C65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4]=[.C65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5]=[.C65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6]=[.C65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7]=[.C65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8]=[.C65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59]=[.C65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0]=[.C66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1]=[.C66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2]=[.C66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3]=[.C66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4]=[.C66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5]=[.C66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d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6]=[.C66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ssl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7]=[.C66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8]=[.C66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69]=[.C66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0]=[.C67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1]=[.C67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2]=[.C67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3]=[.C67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4]=[.C67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5]=[.C67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6]=[.C67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7]=[.C67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78]=[.C67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ardocruiser_11.cem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B679]=[.C679]+1;&quot;true&quot;;&quot;false&quot;)" office:value-type="string" office:string-value="false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0]=[.C68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1]=[.C68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2]=[.C68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3]=[.C68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4]=[.C68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5]=[.C68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6]=[.C68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7]=[.C68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8]=[.C68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89]=[.C68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0]=[.C69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1]=[.C69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2]=[.C69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3]=[.C69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4]=[.C69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5]=[.C69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6]=[.C69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7]=[.C69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8]=[.C69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99]=[.C69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0]=[.C70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1]=[.C70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2]=[.C70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navalmin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3]=[.C70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4]=[.C70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5]=[.C70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6]=[.C70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7]=[.C70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8]=[.C70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09]=[.C70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0]=[.C71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1]=[.C71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2]=[.C71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3]=[.C71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4]=[.C71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5]=[.C71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6]=[.C71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7]=[.C71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8]=[.C71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19]=[.C71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0]=[.C72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1]=[.C72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_crud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2]=[.C722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mpdisc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3]=[.C723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nuke_base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4]=[.C724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nuke_top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5]=[.C725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x_volcano_0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6]=[.C726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ll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7]=[.C727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ot_anim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8]=[.C728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ne_01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29]=[.C729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_parachute_10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30]=[.C730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ypoint.c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731]=[.C731]+1;&quot;true&quot;;&quot;false&quot;)" office:value-type="string" office:string-value="true" calcext:value-type="string">
            <text:p>true</text:p>
          </table:table-cell>
          <table:table-cell table:number-columns-repeated="1013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!output'.A1:'!output'.K7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22:50:04.9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1T23:28:26.976000000</dc:date>
    <meta:editing-duration>PT42M17S</meta:editing-duration>
    <meta:editing-cycles>5</meta:editing-cycles>
    <meta:generator>LibreOffice/6.4.3.2$Windows_X86_64 LibreOffice_project/747b5d0ebf89f41c860ec2a39efd7cb15b54f2d8</meta:generator>
    <meta:document-statistic meta:table-count="1" meta:cell-count="7310" meta:object-count="0"/>
  </office:meta>
</office:document-meta>
</file>